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ff00ff" officeooo:rsid="0019fd03" officeooo:paragraph-rsid="0019fd03"/>
    </style:style>
    <style:style style:name="P2" style:family="paragraph" style:parent-style-name="Standard">
      <style:text-properties fo:color="#000000" officeooo:rsid="0019fd03" officeooo:paragraph-rsid="0019fd03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9fd03" officeooo:paragraph-rsid="0019fd03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fo:font-style="italic" style:font-size-asian="10pt" style:font-style-asian="italic"/>
    </style:style>
    <style:style style:name="T5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6" style:family="text">
      <style:text-properties fo:color="#000000" style:text-line-through-style="solid" style:text-line-through-type="single" style:font-name="Monospace" fo:font-size="10pt" style:text-underline-style="solid" style:text-underline-width="auto" style:text-underline-color="font-color" style:font-size-asian="10pt"/>
    </style:style>
    <style:style style:name="T7" style:family="text">
      <style:text-properties fo:color="#3f7f5f" style:font-name="Monospace" fo:font-size="10pt" style:font-size-asian="10pt"/>
    </style:style>
    <style:style style:name="T8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3f5fbf" style:font-name="Monospace" fo:font-size="10pt" style:font-size-asian="10pt"/>
    </style:style>
    <style:style style:name="T10" style:family="text">
      <style:text-properties fo:color="#3f5fbf" style:font-name="Monospace" fo:font-size="10pt" style:text-underline-style="solid" style:text-underline-width="auto" style:text-underline-color="font-color" style:font-size-asian="10pt"/>
    </style:style>
    <style:style style:name="T11" style:family="text">
      <style:text-properties fo:color="#7f9fbf" style:font-name="Monospace" fo:font-size="10pt" fo:font-weight="bold" style:font-size-asian="10pt" style:font-weight-asian="bold"/>
    </style:style>
    <style:style style:name="T12" style:family="text">
      <style:text-properties fo:color="#646464" style:font-name="Monospace" fo:font-size="10pt" style:font-size-asian="10pt"/>
    </style:style>
    <style:style style:name="T13" style:family="text">
      <style:text-properties fo:color="#2a00ff" style:font-name="Monospace" fo:font-size="10pt" style:font-size-asian="10pt"/>
    </style:style>
    <style:style style:name="T14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WeatherData Program</text:span></text:p>
      <text:p text:style-name="P5"><text:span text:style-name="T1"/></text:p>
      <text:p text:style-name="P3"><text:span text:style-name="T1">import</text:span><text:span text:style-name="T3"> java.io.IOException;</text:span></text:p>
      <text:p text:style-name="P3"><text:span text:style-name="T1">import</text:span><text:span text:style-name="T3"> java.util.Iterator;</text:span></text:p>
      <text:p text:style-name="P3"><text:span text:style-name="T1">import</text:span><text:span text:style-name="T3"> org.apache.hadoop.fs.Path;</text:span></text:p>
      <text:p text:style-name="P3"><text:span text:style-name="T1">import</text:span><text:span text:style-name="T3"> org.apache.hadoop.io.LongWritable;</text:span></text:p>
      <text:p text:style-name="P3"><text:span text:style-name="T1">import</text:span><text:span text:style-name="T3"> org.apache.hadoop.io.Text;</text:span></text:p>
      <text:p text:style-name="P3"><text:span text:style-name="T1">import</text:span><text:span text:style-name="T3"> org.apache.hadoop.mapreduce.lib.input.FileInputFormat;</text:span></text:p>
      <text:p text:style-name="P3"><text:span text:style-name="T1">import</text:span><text:span text:style-name="T3"> org.apache.hadoop.mapreduce.lib.output.FileOutputFormat;</text:span></text:p>
      <text:p text:style-name="P3"><text:span text:style-name="T1">import</text:span><text:span text:style-name="T3"> org.apache.hadoop.mapreduce.lib.output.TextOutputFormat;</text:span></text:p>
      <text:p text:style-name="P3"><text:span text:style-name="T1">import</text:span><text:span text:style-name="T3"> org.apache.hadoop.mapreduce.lib.input.TextInputFormat;</text:span></text:p>
      <text:p text:style-name="P3"><text:span text:style-name="T1">import</text:span><text:span text:style-name="T3"> org.apache.hadoop.mapreduce.Job;</text:span></text:p>
      <text:p text:style-name="P3"><text:span text:style-name="T1">import</text:span><text:span text:style-name="T3"> org.apache.hadoop.mapreduce.Mapper;</text:span></text:p>
      <text:p text:style-name="P3"><text:span text:style-name="T1">import</text:span><text:span text:style-name="T3"> org.apache.hadoop.mapreduce.Reducer;</text:span></text:p>
      <text:p text:style-name="P3"><text:span text:style-name="T1">import</text:span><text:span text:style-name="T3"> org.apache.hadoop.conf.Configuration;</text:span></text:p>
      <text:p text:style-name="P3"><text:span text:style-name="T1">public</text:span><text:span text:style-name="T3"> </text:span><text:span text:style-name="T1">class</text:span><text:span text:style-name="T3"> MyMaxMin {</text:span></text:p>
      <text:p text:style-name="P4"/>
      <text:p text:style-name="P3"><text:span text:style-name="T3"><text:tab/><text:tab/></text:span><text:span text:style-name="T7">//</text:span><text:span text:style-name="T8">Mapper</text:span></text:p>
      <text:p text:style-name="P3"><text:span text:style-name="T3"><text:tab/></text:span></text:p>
      <text:p text:style-name="P3"><text:span text:style-name="T3"><text:tab/></text:span><text:span text:style-name="T9">/**</text:span></text:p>
      <text:p text:style-name="P3"><text:span text:style-name="T9"><text:tab/>*MaxTemperatureMapper class is static and extends </text:span><text:span text:style-name="T10">Mapper</text:span><text:span text:style-name="T9"> abstract class</text:span></text:p>
      <text:p text:style-name="P3"><text:span text:style-name="T9"><text:tab/>having four </text:span><text:span text:style-name="T10">hadoop</text:span><text:span text:style-name="T9"> </text:span><text:span text:style-name="T10">generics</text:span><text:span text:style-name="T9"> type LongWritable, Text, Text, Text.</text:span></text:p>
      <text:p text:style-name="P3"><text:span text:style-name="T9"><text:tab/>*/</text:span></text:p>
      <text:p text:style-name="P3"><text:span text:style-name="T3"><text:tab/></text:span></text:p>
      <text:p text:style-name="P3"><text:span text:style-name="T3"><text:tab/></text:span></text:p>
      <text:p text:style-name="P3"><text:span text:style-name="T3"><text:tab/></text:span><text:span text:style-name="T1">public</text:span><text:span text:style-name="T3"> </text:span><text:span text:style-name="T1">static</text:span><text:span text:style-name="T3"> </text:span><text:span text:style-name="T1">class</text:span><text:span text:style-name="T3"> MaxTemperatureMapper </text:span><text:span text:style-name="T1">extends</text:span></text:p>
      <text:p text:style-name="P3"><text:span text:style-name="T3"><text:tab/><text:tab/><text:tab/>Mapper&lt;LongWritable, Text, Text, Text&gt; {</text:span></text:p>
      <text:p text:style-name="P3"><text:span text:style-name="T3"><text:tab/><text:tab/></text:span></text:p>
      <text:p text:style-name="P3"><text:span text:style-name="T3"><text:tab/><text:tab/></text:span><text:span text:style-name="T9">/**</text:span></text:p>
      <text:p text:style-name="P3"><text:span text:style-name="T9"><text:tab/><text:tab/>* </text:span><text:span text:style-name="T11">@method</text:span><text:span text:style-name="T9"> map</text:span></text:p>
      <text:p text:style-name="P3"><text:span text:style-name="T9"><text:tab/><text:tab/>* This method takes the input as text data type.</text:span></text:p>
      <text:p text:style-name="P3"><text:span text:style-name="T9"><text:tab/><text:tab/>* Now leaving the first five tokens,it takes 6th token is taken as temp_max and</text:span></text:p>
      <text:p text:style-name="P3"><text:span text:style-name="T9"><text:tab/><text:tab/>* 7th token is taken as temp_min. Now temp_max &gt; 35 and temp_min &lt; 10 are passed to the reducer.</text:span></text:p>
      <text:p text:style-name="P3"><text:span text:style-name="T9"><text:tab/><text:tab/>*/</text:span></text:p>
      <text:p text:style-name="P4"/>
      <text:p text:style-name="P3"><text:span text:style-name="T3"><text:tab/><text:tab/></text:span><text:span text:style-name="T12">@Override</text:span></text:p>
      <text:p text:style-name="P3"><text:span text:style-name="T3"><text:tab/><text:tab/></text:span><text:span text:style-name="T1">public</text:span><text:span text:style-name="T3"> </text:span><text:span text:style-name="T1">void</text:span><text:span text:style-name="T3"> map(LongWritable arg0, Text Value, Context context)</text:span></text:p>
      <text:p text:style-name="P3"><text:span text:style-name="T3"><text:tab/><text:tab/><text:tab/><text:tab/></text:span><text:span text:style-name="T1">throws</text:span><text:span text:style-name="T3"> IOException, InterruptedException {</text:span></text:p>
      <text:p text:style-name="P4"/>
      <text:p text:style-name="P3"><text:span text:style-name="T3"><text:tab/><text:tab/></text:span><text:span text:style-name="T7">//Converting the record (single line) to String and storing it in a String variable line</text:span></text:p>
      <text:p text:style-name="P3"><text:span text:style-name="T3"><text:tab/><text:tab/><text:tab/></text:span></text:p>
      <text:p text:style-name="P3"><text:span text:style-name="T3"><text:tab/><text:tab/>String line = Value.toString();</text:span></text:p>
      <text:p text:style-name="P3"><text:span text:style-name="T3"><text:tab/><text:tab/><text:tab/></text:span></text:p>
      <text:p text:style-name="P3"><text:span text:style-name="T3"><text:tab/><text:tab/></text:span><text:span text:style-name="T7">//Checking if the line is not empty</text:span></text:p>
      <text:p text:style-name="P3"><text:span text:style-name="T3"><text:tab/><text:tab/><text:tab/></text:span></text:p>
      <text:p text:style-name="P3"><text:span text:style-name="T3"><text:tab/><text:tab/></text:span><text:span text:style-name="T1">if</text:span><text:span text:style-name="T3"> (!(line.length() == 0)) {</text:span></text:p>
      <text:p text:style-name="P3"><text:span text:style-name="T3"><text:tab/><text:tab/><text:tab/><text:tab/></text:span></text:p>
      <text:p text:style-name="P3"><text:span text:style-name="T3"><text:tab/><text:tab/><text:tab/><text:tab/></text:span><text:span text:style-name="T7">//date</text:span></text:p>
      <text:p text:style-name="P3"><text:span text:style-name="T3"><text:tab/><text:tab/><text:tab/><text:tab/></text:span></text:p>
      <text:p text:style-name="P3"><text:span text:style-name="T3"><text:tab/><text:tab/>String date = line.substring(6, 14);</text:span></text:p>
      <text:p text:style-name="P4"/>
      <text:p text:style-name="P3"><text:span text:style-name="T3"><text:tab/><text:tab/><text:tab/><text:tab/></text:span><text:span text:style-name="T7">//maximum temperature</text:span></text:p>
      <text:p text:style-name="P3"><text:span text:style-name="T3"><text:tab/><text:tab/><text:tab/><text:tab/></text:span></text:p>
      <text:p text:style-name="P3"><text:span text:style-name="T3"><text:tab/></text:span><text:span text:style-name="T1">float</text:span><text:span text:style-name="T3"> temp_Max = Float.</text:span><text:span text:style-name="T4">parseFloat</text:span><text:span text:style-name="T3">(line.substring(39, 45).trim());</text:span></text:p>
      <text:p text:style-name="P3"><text:span text:style-name="T3"><text:tab/><text:tab/><text:tab/><text:tab/></text:span></text:p>
      <text:p text:style-name="P3"><text:span text:style-name="T3"><text:tab/><text:tab/><text:tab/><text:tab/></text:span><text:span text:style-name="T7">//minimum temperature</text:span></text:p>
      <text:p text:style-name="P3"><text:span text:style-name="T3"><text:tab/><text:tab/><text:tab/><text:tab/></text:span></text:p>
      <text:p text:style-name="P3"><text:span text:style-name="T1">float</text:span><text:span text:style-name="T3"> temp_Min = Float.</text:span><text:span text:style-name="T4">parseFloat</text:span><text:span text:style-name="T3">(line.substring(47, 53).trim());</text:span></text:p>
      <text:p text:style-name="P4"/>
      <text:p text:style-name="P3"><text:soft-page-break/><text:span text:style-name="T3"><text:tab/><text:tab/><text:tab/><text:tab/></text:span><text:span text:style-name="T7">//if maximum temperature is greater than 35 , its a hot day</text:span></text:p>
      <text:p text:style-name="P3"><text:span text:style-name="T3"><text:tab/><text:tab/><text:tab/><text:tab/></text:span></text:p>
      <text:p text:style-name="P3"><text:span text:style-name="T3"><text:tab/><text:tab/></text:span><text:span text:style-name="T1">if</text:span><text:span text:style-name="T3"> (temp_Max &gt; 35.0) {</text:span></text:p>
      <text:p text:style-name="P3"><text:span text:style-name="T3"><text:tab/><text:tab/><text:tab/><text:tab/><text:tab/></text:span><text:span text:style-name="T7">// Hot day</text:span></text:p>
      <text:p text:style-name="P3"><text:span text:style-name="T3"><text:tab/>context.write(</text:span><text:span text:style-name="T1">new</text:span><text:span text:style-name="T3"> Text(</text:span><text:span text:style-name="T13">"Hot Day "</text:span><text:span text:style-name="T3"> + date),</text:span><text:span text:style-name="T1">new</text:span><text:span text:style-name="T3"> Text(String.</text:span><text:span text:style-name="T4">valueOf</text:span><text:span text:style-name="T3">(temp_Max)));</text:span></text:p>
      <text:p text:style-name="P3"><text:span text:style-name="T3"><text:tab/><text:tab/><text:tab/><text:tab/>}</text:span></text:p>
      <text:p text:style-name="P4"/>
      <text:p text:style-name="P3"><text:span text:style-name="T3"><text:tab/><text:tab/><text:tab/><text:tab/></text:span><text:span text:style-name="T7">//if minimum temperature is less than 10 , its a cold day</text:span></text:p>
      <text:p text:style-name="P3"><text:span text:style-name="T3"><text:tab/><text:tab/><text:tab/><text:tab/></text:span></text:p>
      <text:p text:style-name="P3"><text:span text:style-name="T3"><text:tab/></text:span><text:span text:style-name="T1">if</text:span><text:span text:style-name="T3"> (temp_Min &lt; 10) {</text:span></text:p>
      <text:p text:style-name="P3"><text:span text:style-name="T3"><text:tab/><text:tab/><text:tab/><text:tab/><text:tab/></text:span><text:span text:style-name="T7">// Cold day</text:span></text:p>
      <text:p text:style-name="P3"><text:span text:style-name="T3"><text:tab/><text:tab/>context.write(</text:span><text:span text:style-name="T1">new</text:span><text:span text:style-name="T3"> Text(</text:span><text:span text:style-name="T13">"Cold Day "</text:span><text:span text:style-name="T3"> + date),</text:span><text:span text:style-name="T1">new</text:span><text:span text:style-name="T3"> Text(String.</text:span><text:span text:style-name="T4">valueOf</text:span><text:span text:style-name="T3">(temp_Min)));</text:span></text:p>
      <text:p text:style-name="P3"><text:span text:style-name="T3"><text:tab/><text:tab/><text:tab/><text:tab/>}</text:span></text:p>
      <text:p text:style-name="P3"><text:span text:style-name="T3"><text:tab/><text:tab/><text:tab/>}</text:span></text:p>
      <text:p text:style-name="P3"><text:span text:style-name="T3"><text:tab/><text:tab/>}</text:span></text:p>
      <text:p text:style-name="P4"/>
      <text:p text:style-name="P3"><text:span text:style-name="T3"><text:tab/>}</text:span></text:p>
      <text:p text:style-name="P4"/>
      <text:p text:style-name="P3"><text:span text:style-name="T7">//Reducer</text:span></text:p>
      <text:p text:style-name="P3"><text:span text:style-name="T3"><text:tab/></text:span></text:p>
      <text:p text:style-name="P3"><text:span text:style-name="T3"><text:tab/></text:span><text:span text:style-name="T9">/**</text:span></text:p>
      <text:p text:style-name="P3"><text:span text:style-name="T9"><text:tab/>*MaxTemperatureReducer class is static and extends Reducer abstract class</text:span></text:p>
      <text:p text:style-name="P3"><text:span text:style-name="T9"><text:tab/>having four </text:span><text:span text:style-name="T10">hadoop</text:span><text:span text:style-name="T9"> </text:span><text:span text:style-name="T10">generics</text:span><text:span text:style-name="T9"> type Text, Text, Text, Text.</text:span></text:p>
      <text:p text:style-name="P3"><text:span text:style-name="T9"><text:tab/>*/</text:span></text:p>
      <text:p text:style-name="P3"><text:span text:style-name="T3"><text:tab/></text:span></text:p>
      <text:p text:style-name="P3"><text:span text:style-name="T3"><text:tab/></text:span><text:span text:style-name="T1">public</text:span><text:span text:style-name="T3"> </text:span><text:span text:style-name="T1">static</text:span><text:span text:style-name="T3"> </text:span><text:span text:style-name="T1">class</text:span><text:span text:style-name="T3"> MaxTemperatureReducer </text:span><text:span text:style-name="T1">extends</text:span></text:p>
      <text:p text:style-name="P3"><text:span text:style-name="T3"><text:tab/><text:tab/><text:tab/>Reducer&lt;Text, Text, Text, Text&gt; {</text:span></text:p>
      <text:p text:style-name="P4"/>
      <text:p text:style-name="P3"><text:span text:style-name="T3"><text:tab/><text:tab/></text:span><text:span text:style-name="T9">/**</text:span></text:p>
      <text:p text:style-name="P3"><text:span text:style-name="T9"><text:tab/><text:tab/>* </text:span><text:span text:style-name="T11">@method</text:span><text:span text:style-name="T9"> reduce</text:span></text:p>
      <text:p text:style-name="P3"><text:span text:style-name="T9"><text:tab/><text:tab/>* This method takes the input as key and list of values pair from </text:span><text:span text:style-name="T10">mapper</text:span><text:span text:style-name="T9">, it does aggregation</text:span></text:p>
      <text:p text:style-name="P3"><text:span text:style-name="T9"><text:tab/><text:tab/>* based on keys and produces the final context.</text:span></text:p>
      <text:p text:style-name="P3"><text:span text:style-name="T9"><text:tab/><text:tab/>*/</text:span></text:p>
      <text:p text:style-name="P3"><text:span text:style-name="T3"><text:tab/><text:tab/></text:span></text:p>
      <text:p text:style-name="P3"><text:span text:style-name="T3"><text:tab/><text:tab/></text:span><text:span text:style-name="T1">public</text:span><text:span text:style-name="T3"> </text:span><text:span text:style-name="T1">void</text:span><text:span text:style-name="T3"> reduce(Text Key, Iterator&lt;Text&gt; Values, Context context)</text:span></text:p>
      <text:p text:style-name="P3"><text:span text:style-name="T3"><text:tab/><text:tab/><text:tab/><text:tab/></text:span><text:span text:style-name="T1">throws</text:span><text:span text:style-name="T3"> IOException, InterruptedException {</text:span></text:p>
      <text:p text:style-name="P4"/>
      <text:p text:style-name="P3"><text:span text:style-name="T3"><text:tab/><text:tab/><text:tab/></text:span></text:p>
      <text:p text:style-name="P3"><text:span text:style-name="T3"><text:tab/><text:tab/><text:tab/></text:span><text:span text:style-name="T7">//putting all the values in temperature variable of type String</text:span></text:p>
      <text:p text:style-name="P3"><text:span text:style-name="T3"><text:tab/><text:tab/><text:tab/></text:span></text:p>
      <text:p text:style-name="P3"><text:span text:style-name="T3"><text:tab/><text:tab/><text:tab/>String temperature = Values.next().toString();</text:span></text:p>
      <text:p text:style-name="P3"><text:span text:style-name="T3"><text:tab/><text:tab/><text:tab/>context.write(Key, </text:span><text:span text:style-name="T1">new</text:span><text:span text:style-name="T3"> Text(temperature));</text:span></text:p>
      <text:p text:style-name="P3"><text:span text:style-name="T3"><text:tab/><text:tab/>}</text:span></text:p>
      <text:p text:style-name="P4"/>
      <text:p text:style-name="P3"><text:span text:style-name="T3"><text:tab/>}</text:span></text:p>
      <text:p text:style-name="P4"/>
      <text:p text:style-name="P3"><text:span text:style-name="T3"><text:tab/></text:span><text:span text:style-name="T9">/**</text:span></text:p>
      <text:p text:style-name="P3"><text:span text:style-name="T9"><text:tab/>* </text:span><text:span text:style-name="T11">@method</text:span><text:span text:style-name="T9"> main</text:span></text:p>
      <text:p text:style-name="P3"><text:span text:style-name="T9"><text:tab/>* This method is used for setting all the configuration properties.</text:span></text:p>
      <text:p text:style-name="P3"><text:span text:style-name="T9"><text:tab/>* It acts as a driver for map reduce code.</text:span></text:p>
      <text:p text:style-name="P3"><text:span text:style-name="T9"><text:tab/>*/</text:span></text:p>
      <text:p text:style-name="P3"><text:span text:style-name="T3"><text:tab/></text:span></text:p>
      <text:p text:style-name="P3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args) </text:span><text:span text:style-name="T1">throws</text:span><text:span text:style-name="T3"> Exception {</text:span></text:p>
      <text:p text:style-name="P4"/>
      <text:p text:style-name="P3"><text:span text:style-name="T3"><text:tab/><text:tab/></text:span><text:span text:style-name="T7">//reads the default configuration of cluster from the configuration </text:span><text:span text:style-name="T8">xml</text:span><text:span text:style-name="T7"> files</text:span></text:p>
      <text:p text:style-name="P3"><text:soft-page-break/><text:span text:style-name="T3"><text:tab/><text:tab/>Configuration conf = </text:span><text:span text:style-name="T1">new</text:span><text:span text:style-name="T3"> Configuration();</text:span></text:p>
      <text:p text:style-name="P3"><text:span text:style-name="T3"><text:tab/><text:tab/></text:span></text:p>
      <text:p text:style-name="P3"><text:span text:style-name="T3"><text:tab/><text:tab/></text:span><text:span text:style-name="T7">//Initializing the job with the default configuration of the cluster<text:tab/><text:tab/></text:span></text:p>
      <text:p text:style-name="P3"><text:span text:style-name="T3"><text:tab/><text:tab/>Job job = </text:span><text:span text:style-name="T1">new</text:span><text:span text:style-name="T3"> </text:span><text:span text:style-name="T6">Job</text:span><text:span text:style-name="T5">(conf, </text:span><text:span text:style-name="T14">"weather example"</text:span><text:span text:style-name="T5">)</text:span><text:span text:style-name="T3">;</text:span></text:p>
      <text:p text:style-name="P3"><text:span text:style-name="T3"><text:tab/><text:tab/></text:span></text:p>
      <text:p text:style-name="P3"><text:span text:style-name="T3"><text:tab/><text:tab/></text:span><text:span text:style-name="T7">//Assigning the driver class name</text:span></text:p>
      <text:p text:style-name="P3"><text:span text:style-name="T3"><text:tab/><text:tab/>job.setJarByClass(MyMaxMin.</text:span><text:span text:style-name="T1">class</text:span><text:span text:style-name="T3">);</text:span></text:p>
      <text:p text:style-name="P4"/>
      <text:p text:style-name="P3"><text:span text:style-name="T3"><text:tab/><text:tab/></text:span><text:span text:style-name="T7">//Key type coming out of </text:span><text:span text:style-name="T8">mapper</text:span></text:p>
      <text:p text:style-name="P3"><text:span text:style-name="T3"><text:tab/><text:tab/>job.setMapOutputKeyClass(Text.</text:span><text:span text:style-name="T1">class</text:span><text:span text:style-name="T3">);</text:span></text:p>
      <text:p text:style-name="P3"><text:span text:style-name="T3"><text:tab/><text:tab/></text:span></text:p>
      <text:p text:style-name="P3"><text:span text:style-name="T3"><text:tab/><text:tab/></text:span><text:span text:style-name="T7">//value type coming out of </text:span><text:span text:style-name="T8">mapper</text:span></text:p>
      <text:p text:style-name="P3"><text:span text:style-name="T3"><text:tab/><text:tab/>job.setMapOutputValueClass(Text.</text:span><text:span text:style-name="T1">class</text:span><text:span text:style-name="T3">);</text:span></text:p>
      <text:p text:style-name="P4"/>
      <text:p text:style-name="P3"><text:span text:style-name="T3"><text:tab/><text:tab/></text:span><text:span text:style-name="T7">//Defining the </text:span><text:span text:style-name="T8">mapper</text:span><text:span text:style-name="T7"> class name</text:span></text:p>
      <text:p text:style-name="P3"><text:span text:style-name="T3"><text:tab/><text:tab/>job.setMapperClass(MaxTemperatureMapper.</text:span><text:span text:style-name="T1">class</text:span><text:span text:style-name="T3">);</text:span></text:p>
      <text:p text:style-name="P3"><text:span text:style-name="T3"><text:tab/><text:tab/></text:span></text:p>
      <text:p text:style-name="P3"><text:span text:style-name="T3"><text:tab/><text:tab/></text:span><text:span text:style-name="T7">//Defining the reducer class name</text:span></text:p>
      <text:p text:style-name="P3"><text:span text:style-name="T3"><text:tab/><text:tab/>job.setReducerClass(MaxTemperatureReducer.</text:span><text:span text:style-name="T1">class</text:span><text:span text:style-name="T3">);</text:span></text:p>
      <text:p text:style-name="P4"/>
      <text:p text:style-name="P3"><text:span text:style-name="T3"><text:tab/><text:tab/></text:span><text:span text:style-name="T7">//Defining input Format class which is responsible to parse the </text:span><text:span text:style-name="T8">dataset</text:span><text:span text:style-name="T7"> into a key value pair</text:span></text:p>
      <text:p text:style-name="P3"><text:span text:style-name="T3"><text:tab/><text:tab/>job.setInputFormatClass(TextInputFormat.</text:span><text:span text:style-name="T1">class</text:span><text:span text:style-name="T3">);</text:span></text:p>
      <text:p text:style-name="P3"><text:span text:style-name="T3"><text:tab/><text:tab/></text:span></text:p>
      <text:p text:style-name="P3"><text:span text:style-name="T3"><text:tab/><text:tab/></text:span><text:span text:style-name="T7">//Defining output Format class which is responsible to parse the </text:span><text:span text:style-name="T8">dataset</text:span><text:span text:style-name="T7"> into a key value pair</text:span></text:p>
      <text:p text:style-name="P3"><text:span text:style-name="T3"><text:tab/><text:tab/>job.setOutputFormatClass(TextOutputFormat.</text:span><text:span text:style-name="T1">class</text:span><text:span text:style-name="T3">);</text:span></text:p>
      <text:p text:style-name="P4"/>
      <text:p text:style-name="P3"><text:span text:style-name="T3"><text:tab/><text:tab/></text:span><text:span text:style-name="T7">//setting the second argument as a path in a path variable</text:span></text:p>
      <text:p text:style-name="P3"><text:span text:style-name="T3"><text:tab/><text:tab/>Path OutputPath = </text:span><text:span text:style-name="T1">new</text:span><text:span text:style-name="T3"> Path(args[1]);</text:span></text:p>
      <text:p text:style-name="P4"/>
      <text:p text:style-name="P3"><text:span text:style-name="T3"><text:tab/><text:tab/></text:span><text:span text:style-name="T7">//Configuring the input path from the </text:span><text:span text:style-name="T8">filesystem</text:span><text:span text:style-name="T7"> into the job</text:span></text:p>
      <text:p text:style-name="P3"><text:span text:style-name="T3"><text:tab/><text:tab/>FileInputFormat.</text:span><text:span text:style-name="T4">addInputPath</text:span><text:span text:style-name="T3">(job, </text:span><text:span text:style-name="T1">new</text:span><text:span text:style-name="T3"> Path(args[0]));</text:span></text:p>
      <text:p text:style-name="P4"/>
      <text:p text:style-name="P3"><text:span text:style-name="T3"><text:tab/><text:tab/></text:span><text:span text:style-name="T7">//Configuring the output path from the </text:span><text:span text:style-name="T8">filesystem</text:span><text:span text:style-name="T7"> into the job</text:span></text:p>
      <text:p text:style-name="P3"><text:span text:style-name="T3"><text:tab/><text:tab/>FileOutputFormat.</text:span><text:span text:style-name="T4">setOutputPath</text:span><text:span text:style-name="T3">(job, </text:span><text:span text:style-name="T1">new</text:span><text:span text:style-name="T3"> Path(args[1]));</text:span></text:p>
      <text:p text:style-name="P4"/>
      <text:p text:style-name="P3"><text:span text:style-name="T3"><text:tab/><text:tab/></text:span><text:span text:style-name="T7">//deleting the context path automatically from </text:span><text:span text:style-name="T8">hdfs</text:span><text:span text:style-name="T7"> so that we don't have delete it explicitly</text:span></text:p>
      <text:p text:style-name="P3"><text:span text:style-name="T3"><text:tab/><text:tab/>OutputPath.getFileSystem(conf).</text:span><text:span text:style-name="T6">delete</text:span><text:span text:style-name="T5">(OutputPath)</text:span><text:span text:style-name="T3">;</text:span></text:p>
      <text:p text:style-name="P4"/>
      <text:p text:style-name="P3"><text:span text:style-name="T3"><text:tab/><text:tab/></text:span><text:span text:style-name="T7">//exiting the job only if the flag value becomes false</text:span></text:p>
      <text:p text:style-name="P3"><text:span text:style-name="T3"><text:tab/><text:tab/>System.</text:span><text:span text:style-name="T4">exit</text:span><text:span text:style-name="T3">(job.waitForCompletion(</text:span><text:span text:style-name="T1">true</text:span><text:span text:style-name="T3">) ? 0 : 1);</text:span></text:p>
      <text:p text:style-name="P4"/>
      <text:p text:style-name="P3"><text:span text:style-name="T3"><text:tab/>}</text:span></text:p>
      <text:p text:style-name="P3"><text:span text:style-name="T3">}</text:span></text:p>
      <text:p text:style-name="Standard"/>
      <text:p text:style-name="Standard"/>
      <text:p text:style-name="P1">WordCount Program</text:p>
      <text:p text:style-name="P1"/>
      <text:p text:style-name="P2">import java.io.IOException;</text:p>
      <text:p text:style-name="P2">import java.util.ArrayList;</text:p>
      <text:p text:style-name="P2">import java.util.Iterator;</text:p>
      <text:p text:style-name="P2">import java.util.List;</text:p>
      <text:p text:style-name="P2">import java.util.StringTokenizer;</text:p>
      <text:p text:style-name="P2">import org.apache.hadoop.conf.Configuration;</text:p>
      <text:p text:style-name="P2">import org.apache.hadoop.conf.Configured;</text:p>
      <text:p text:style-name="P2">import org.apache.hadoop.fs.Path;</text:p>
      <text:p text:style-name="P2">import org.apache.hadoop.io.IntWritable;</text:p>
      <text:p text:style-name="P2"><text:soft-page-break/>import org.apache.hadoop.io.LongWritable;</text:p>
      <text:p text:style-name="P2">import org.apache.hadoop.io.Text;</text:p>
      <text:p text:style-name="P2">import org.apache.hadoop.mapred.FileInputFormat;</text:p>
      <text:p text:style-name="P2">import org.apache.hadoop.mapred.FileOutputFormat;</text:p>
      <text:p text:style-name="P2">import org.apache.hadoop.mapred.JobClient;</text:p>
      <text:p text:style-name="P2">import org.apache.hadoop.mapred.JobConf;</text:p>
      <text:p text:style-name="P2">import org.apache.hadoop.mapred.MapReduceBase;</text:p>
      <text:p text:style-name="P2">import org.apache.hadoop.mapred.Mapper;</text:p>
      <text:p text:style-name="P2">import org.apache.hadoop.mapred.OutputCollector;</text:p>
      <text:p text:style-name="P2">import org.apache.hadoop.mapred.Reducer;</text:p>
      <text:p text:style-name="P2">import org.apache.hadoop.mapred.Reporter;</text:p>
      <text:p text:style-name="P2">import org.apache.hadoop.util.Tool;</text:p>
      <text:p text:style-name="P2">import org.apache.hadoop.util.ToolRunner;</text:p>
      <text:p text:style-name="P2"/>
      <text:p text:style-name="P2"/>
      <text:p text:style-name="P2">public class WordCount extends Configured implements Tool {</text:p>
      <text:p text:style-name="P2"><text:s text:c="3"/>public static class MapClass extends MapReduceBase</text:p>
      <text:p text:style-name="P2"><text:s text:c="4"/>implements Mapper&lt;LongWritable, Text, Text, IntWritable&gt; {</text:p>
      <text:p text:style-name="P2"><text:s text:c="7"/>private final static IntWritable one = new IntWritable(1);</text:p>
      <text:p text:style-name="P2"><text:s text:c="4"/>private Text word = new Text();</text:p>
      <text:p text:style-name="P2"><text:s text:c="7"/>public void map(LongWritable key, Text value,</text:p>
      <text:p text:style-name="P2"><text:s text:c="20"/>OutputCollector&lt;Text, IntWritable&gt; output,</text:p>
      <text:p text:style-name="P2"><text:s text:c="20"/>Reporter reporter) throws IOException {</text:p>
      <text:p text:style-name="P2"><text:s text:c="6"/>String line = value.toString();</text:p>
      <text:p text:style-name="P2"><text:s text:c="6"/>StringTokenizer itr = new StringTokenizer(line);</text:p>
      <text:p text:style-name="P2"><text:s text:c="6"/>while (itr.hasMoreTokens()) {</text:p>
      <text:p text:style-name="P2"><text:s text:c="10"/>word.set(itr.nextToken());</text:p>
      <text:p text:style-name="P2"><text:s text:c="10"/>output.collect(word, one);</text:p>
      <text:p text:style-name="P2"><text:s text:c="6"/>}</text:p>
      <text:p text:style-name="P2"><text:s text:c="7"/>}</text:p>
      <text:p text:style-name="P2"><text:s text:c="5"/>}</text:p>
      <text:p text:style-name="P2"><text:s text:c="6"/>public static class Reduce extends MapReduceBase</text:p>
      <text:p text:style-name="P2"><text:s text:c="7"/>implements Reducer&lt;Text, IntWritable, Text, IntWritable&gt; {</text:p>
      <text:p text:style-name="P2"><text:s text:c="8"/>public void reduce(Text key, Iterator&lt;IntWritable&gt; values,</text:p>
      <text:p text:style-name="P2"><text:s text:c="26"/>OutputCollector&lt;Text, IntWritable&gt; output,</text:p>
      <text:p text:style-name="P2"><text:s text:c="26"/>Reporter reporter) throws IOException {</text:p>
      <text:p text:style-name="P2"><text:s text:c="9"/>int sum = 0;</text:p>
      <text:p text:style-name="P2"><text:s text:c="9"/>while (values.hasNext()) {</text:p>
      <text:p text:style-name="P2"><text:s text:c="11"/>sum += values.next().get();</text:p>
      <text:p text:style-name="P2"><text:s text:c="9"/>}</text:p>
      <text:p text:style-name="P2"><text:s text:c="9"/>output.collect(key, new IntWritable(sum));</text:p>
      <text:p text:style-name="P2"><text:s text:c="8"/>}</text:p>
      <text:p text:style-name="P2"><text:s text:c="6"/>}</text:p>
      <text:p text:style-name="P2"><text:s text:c="7"/>static int printUsage() {</text:p>
      <text:p text:style-name="P2"><text:s text:c="8"/>System.out.println("wordcount [­m &lt;maps&gt;] [­r &lt;reduces&gt;] &lt;input&gt; &lt;output&gt;");</text:p>
      <text:p text:style-name="P2"><text:s text:c="8"/>ToolRunner.printGenericCommandUsage(System.out);</text:p>
      <text:p text:style-name="P2"><text:s text:c="8"/>return -1;</text:p>
      <text:p text:style-name="P2"><text:s text:c="6"/>}</text:p>
      <text:p text:style-name="P2"><text:s text:c="7"/>public int run(String[] args) throws Exception {</text:p>
      <text:p text:style-name="P2"><text:s text:c="8"/>JobConf conf = new JobConf(getConf(), WordCount.class);</text:p>
      <text:p text:style-name="P2"><text:s text:c="8"/>conf.setJobName("wordcount");</text:p>
      <text:p text:style-name="P1"><text:s text:c="8"/><text:span text:style-name="T2"><text:s/>conf.setOutputKeyClass(Text.class);</text:span></text:p>
      <text:p text:style-name="P2"><text:soft-page-break/><text:s text:c="11"/>conf.setOutputValueClass(IntWritable.class);</text:p>
      <text:p text:style-name="P2"><text:s text:c="11"/>conf.setMapperClass(MapClass.class); <text:s text:c="7"/></text:p>
      <text:p text:style-name="P2"><text:s text:c="11"/>conf.setCombinerClass(Reduce.class);</text:p>
      <text:p text:style-name="P2"><text:s text:c="11"/>conf.setReducerClass(Reduce.class);</text:p>
      <text:p text:style-name="P2"><text:s text:c="10"/></text:p>
      <text:p text:style-name="P2"><text:s text:c="11"/>List&lt;String&gt; other_args = new ArrayList&lt;String&gt;();</text:p>
      <text:p text:style-name="P2"><text:s text:c="11"/>for(int i=0; i &lt; args.length; ++i) {</text:p>
      <text:p text:style-name="P2"><text:s text:c="8"/><text:tab/> <text:s text:c="5"/>try {</text:p>
      <text:p text:style-name="P2"><text:s text:c="8"/><text:tab/> <text:s text:c="7"/>if ("­m".equals(args[i])) {</text:p>
      <text:p text:style-name="P2"><text:s text:c="8"/><text:tab/> <text:s text:c="9"/>conf.setNumMapTasks(Integer.parseInt(args[++i]));</text:p>
      <text:p text:style-name="P2"><text:s text:c="8"/><text:tab/> <text:s text:c="7"/>} else if ("­r".equals(args[i])) {</text:p>
      <text:p text:style-name="P2"><text:s text:c="8"/><text:tab/> <text:s text:c="9"/>conf.setNumReduceTasks(Integer.parseInt(args[++i]));</text:p>
      <text:p text:style-name="P2"><text:s text:c="8"/><text:tab/> <text:s text:c="7"/>} else {</text:p>
      <text:p text:style-name="P2"><text:s text:c="8"/><text:tab/> <text:s text:c="9"/>other_args.add(args[i]);</text:p>
      <text:p text:style-name="P2"><text:s text:c="8"/><text:tab/> <text:s text:c="7"/>}</text:p>
      <text:p text:style-name="P2"><text:s text:c="8"/><text:tab/> <text:s text:c="5"/>} catch (NumberFormatException except) {</text:p>
      <text:p text:style-name="P2"><text:s text:c="8"/><text:tab/> <text:s text:c="3"/><text:tab/> <text:s/>System.out.println("ERROR: Integer expected instead of " + args[i]);</text:p>
      <text:p text:style-name="P2"><text:s text:c="8"/><text:tab/> <text:s text:c="9"/>return printUsage();</text:p>
      <text:p text:style-name="P2"><text:s text:c="8"/><text:tab/> <text:s text:c="7"/>} catch (ArrayIndexOutOfBoundsException except) {</text:p>
      <text:p text:style-name="P2"><text:s text:c="8"/><text:tab/> <text:s text:c="9"/>System.out.println("ERROR: Required parameter missing from " +args[i-1]);</text:p>
      <text:p text:style-name="P2"><text:s text:c="8"/><text:tab/> <text:s text:c="9"/>return printUsage();</text:p>
      <text:p text:style-name="P2"><text:s text:c="8"/><text:tab/> <text:s text:c="7"/>}</text:p>
      <text:p text:style-name="P2"><text:s text:c="8"/><text:tab/> <text:s text:c="5"/>}</text:p>
      <text:p text:style-name="P2"><text:s text:c="8"/><text:tab/> <text:s text:c="7"/>if (other_args.size() != 2) {</text:p>
      <text:p text:style-name="P2"><text:s text:c="8"/><text:tab/> <text:s text:c="7"/>System.out.println("ERROR: Wrong number of parameters: " +</text:p>
      <text:p text:style-name="P2"><text:s text:c="8"/><text:tab/> <text:s text:c="26"/>other_args.size() + " instead of 2.");</text:p>
      <text:p text:style-name="P2"><text:s text:c="8"/><text:tab/> <text:s text:c="7"/>return printUsage();</text:p>
      <text:p text:style-name="P2"><text:s text:c="8"/><text:tab/> <text:s text:c="7"/>}</text:p>
      <text:p text:style-name="P2"><text:s text:c="8"/><text:tab/> <text:s text:c="7"/>FileInputFormat.setInputPaths(conf, other_args.get(0));</text:p>
      <text:p text:style-name="P2"><text:s text:c="8"/><text:tab/> <text:s text:c="7"/>FileOutputFormat.setOutputPath(conf, new Path(other_args.get(1)));</text:p>
      <text:p text:style-name="P2"><text:s text:c="8"/><text:tab/> <text:s text:c="14"/>JobClient.runJob(conf);</text:p>
      <text:p text:style-name="P2"><text:s text:c="8"/><text:tab/> <text:s text:c="7"/>return 0;</text:p>
      <text:p text:style-name="P2"><text:s text:c="8"/><text:tab/> <text:s text:c="5"/>}</text:p>
      <text:p text:style-name="P2"><text:s text:c="8"/><text:tab/> <text:s text:c="6"/>public static void main(String[] args) throws Exception {</text:p>
      <text:p text:style-name="P2"><text:s text:c="8"/><text:tab/> <text:s text:c="7"/>int res = ToolRunner.run(new Configuration(), new WordCount(), args);</text:p>
      <text:p text:style-name="P2"><text:s text:c="8"/><text:tab/> <text:s text:c="7"/>System.exit(res);</text:p>
      <text:p text:style-name="P2"><text:s text:c="8"/><text:tab/> <text:s text:c="6"/>}</text:p>
      <text:p text:style-name="P2"><text:s text:c="8"/><text:tab/> <text:s text:c="5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0:35:37.476720623</meta:creation-date>
    <dc:date>2019-07-16T10:38:43.616948644</dc:date>
    <meta:editing-duration>PT3M8S</meta:editing-duration>
    <meta:editing-cycles>1</meta:editing-cycles>
    <meta:document-statistic meta:table-count="0" meta:image-count="0" meta:object-count="0" meta:page-count="5" meta:paragraph-count="232" meta:word-count="835" meta:character-count="8683" meta:non-whitespace-character-count="6839"/>
    <meta:generator>LibreOffice/5.1.6.2$Linux_X86_64 LibreOffice_project/10m0$Build-2</meta:generator>
  </office:meta>
</office:document-meta>
</file>